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10LVL2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10LVL3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10LVL4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10LVL5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10LVL6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10LVL7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10LVL8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10LVL9" text:bullet-char="-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P1" style:parent-style-name="Titolo1" style:master-page-name="MP0" style:family="paragraph">
      <style:paragraph-properties fo:break-before="page" fo:text-align="start" style:page-number="1"/>
      <style:text-properties fo:font-weight="bold" style:font-weight-asian="bold"/>
    </style:style>
    <style:style style:name="P2" style:parent-style-name="Normale" style:family="paragraph">
      <style:paragraph-properties fo:text-align="start"/>
    </style:style>
    <style:style style:name="P3" style:parent-style-name="Normale" style:family="paragraph">
      <style:paragraph-properties fo:text-align="start"/>
    </style:style>
    <style:style style:name="T4" style:parent-style-name="Car.predefinitoparagrafo" style:family="text">
      <style:text-properties fo:font-weight="bold" style:font-weight-asian="bold"/>
    </style:style>
    <style:style style:name="P5" style:parent-style-name="Normale" style:family="paragraph">
      <style:paragraph-properties fo:text-align="start"/>
      <style:text-properties fo:font-style="italic" style:font-style-asian="italic"/>
    </style:style>
    <style:style style:name="P6" style:parent-style-name="Normale" style:family="paragraph">
      <style:paragraph-properties fo:text-align="start"/>
    </style:style>
    <style:style style:name="T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9" style:parent-style-name="Normale" style:family="paragraph">
      <style:paragraph-properties fo:text-align="start"/>
      <style:text-properties style:text-underline-type="single" style:text-underline-style="solid" style:text-underline-width="auto" style:text-underline-mode="continuous"/>
    </style:style>
    <style:style style:name="T10" style:parent-style-name="Car.predefinitoparagrafo" style:family="text">
      <style:text-properties fo:font-style="italic" style:font-style-asian="italic"/>
    </style:style>
    <style:style style:name="T11" style:parent-style-name="Car.predefinitoparagrafo" style:family="text">
      <style:text-properties fo:font-style="italic" style:font-style-asian="italic"/>
    </style:style>
    <style:style style:name="P12" style:parent-style-name="Normale" style:family="paragraph">
      <style:paragraph-properties fo:text-align="start"/>
      <style:text-properties style:text-underline-type="single" style:text-underline-style="solid" style:text-underline-width="auto" style:text-underline-mode="continuous"/>
    </style:style>
    <style:style style:name="P13" style:parent-style-name="Normale" style:family="paragraph">
      <style:paragraph-properties fo:text-align="start"/>
      <style:text-properties fo:font-weight="bold" style:font-weight-asian="bold"/>
    </style:style>
    <style:style style:name="P14" style:parent-style-name="Normale" style:family="paragraph">
      <style:paragraph-properties fo:text-align="start"/>
    </style:style>
    <style:style style:name="T15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6" style:parent-style-name="Car.predefinitoparagrafo" style:family="text">
      <style:text-properties fo:font-size="12pt" style:font-size-asian="12pt" style:font-size-complex="12pt"/>
    </style:style>
    <style:style style:name="T17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8" style:parent-style-name="Car.predefinitoparagrafo" style:family="text">
      <style:text-properties fo:font-size="12pt" style:font-size-asian="12pt" style:font-size-complex="12pt"/>
    </style:style>
    <style:style style:name="P19" style:parent-style-name="Titolo2" style:family="paragraph">
      <style:paragraph-properties fo:text-align="start"/>
    </style:style>
    <style:style style:name="T20" style:parent-style-name="Car.predefinitoparagrafo" style:family="text">
      <style:text-properties fo:font-size="26pt" style:font-size-asian="26pt" style:font-size-complex="26pt"/>
    </style:style>
    <style:style style:name="T2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2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/>
    </style:style>
    <style:style style:name="P23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/>
    </style:style>
    <style:style style:name="P24" style:parent-style-name="Normale" style:family="paragraph">
      <style:paragraph-properties fo:text-align="start"/>
    </style:style>
    <style:style style:name="T25" style:parent-style-name="Car.predefinitoparagrafo" style:family="text">
      <style:text-properties fo:font-size="12pt" style:font-size-asian="12pt" style:font-size-complex="12pt"/>
    </style:style>
    <style:style style:name="T26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27" style:parent-style-name="Car.predefinitoparagrafo" style:family="text">
      <style:text-properties fo:font-size="12pt" style:font-size-asian="12pt" style:font-size-complex="12pt"/>
    </style:style>
    <style:style style:name="P28" style:parent-style-name="Normale" style:family="paragraph">
      <style:paragraph-properties fo:text-align="start"/>
    </style:style>
    <style:style style:name="T29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30" style:parent-style-name="Car.predefinitoparagrafo" style:family="text">
      <style:text-properties fo:font-size="12pt" style:font-size-asian="12pt" style:font-size-complex="12pt"/>
    </style:style>
    <style:style style:name="T31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32" style:parent-style-name="Car.predefinitoparagrafo" style:family="text">
      <style:text-properties fo:font-size="12pt" style:font-size-asian="12pt" style:font-size-complex="12pt"/>
    </style:style>
    <style:style style:name="T3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4" style:parent-style-name="Normale" style:family="paragraph">
      <style:paragraph-properties fo:text-align="start"/>
    </style:style>
    <style:style style:name="T35" style:parent-style-name="Car.predefinitoparagrafo" style:family="text">
      <style:text-properties fo:font-size="12pt" style:font-size-asian="12pt" style:font-size-complex="12pt"/>
    </style:style>
    <style:style style:name="T36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37" style:parent-style-name="Car.predefinitoparagrafo" style:family="text">
      <style:text-properties fo:font-size="12pt" style:font-size-asian="12pt" style:font-size-complex="12pt"/>
    </style:style>
    <style:style style:name="T38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39" style:parent-style-name="Car.predefinitoparagrafo" style:family="text">
      <style:text-properties fo:font-size="12pt" style:font-size-asian="12pt" style:font-size-complex="12pt"/>
    </style:style>
    <style:style style:name="T40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41" style:parent-style-name="Car.predefinitoparagrafo" style:family="text">
      <style:text-properties fo:font-size="12pt" style:font-size-asian="12pt" style:font-size-complex="12pt"/>
    </style:style>
    <style:style style:name="T42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4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4" style:parent-style-name="Normale" style:family="paragraph">
      <style:paragraph-properties fo:text-align="start"/>
    </style:style>
    <style:style style:name="T45" style:parent-style-name="Car.predefinitoparagrafo" style:family="text">
      <style:text-properties fo:font-size="12pt" style:font-size-asian="12pt" style:font-size-complex="12pt"/>
    </style:style>
    <style:style style:name="T46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47" style:parent-style-name="Car.predefinitoparagrafo" style:family="text">
      <style:text-properties fo:font-size="12pt" style:font-size-asian="12pt" style:font-size-complex="12pt"/>
    </style:style>
    <style:style style:name="T48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49" style:parent-style-name="Car.predefinitoparagrafo" style:family="text">
      <style:text-properties fo:font-size="12pt" style:font-size-asian="12pt" style:font-size-complex="12pt"/>
    </style:style>
    <style:style style:name="T50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51" style:parent-style-name="Car.predefinitoparagrafo" style:family="text">
      <style:text-properties fo:font-size="12pt" style:font-size-asian="12pt" style:font-size-complex="12pt"/>
    </style:style>
    <style:style style:name="T52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53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54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55" style:parent-style-name="Car.predefinitoparagrafo" style:family="text">
      <style:text-properties fo:font-size="12pt" style:font-size-asian="12pt" style:font-size-complex="12pt"/>
    </style:style>
    <style:style style:name="T56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57" style:parent-style-name="Car.predefinitoparagrafo" style:family="text">
      <style:text-properties fo:font-size="12pt" style:font-size-asian="12pt" style:font-size-complex="12pt"/>
    </style:style>
    <style:style style:name="T58" style:parent-style-name="Car.predefinitoparagrafo" style:family="text">
      <style:text-properties fo:font-size="12pt" style:font-size-asian="12pt" style:font-size-complex="12pt"/>
    </style:style>
    <style:style style:name="P59" style:parent-style-name="Normale" style:family="paragraph">
      <style:paragraph-properties fo:text-align="start"/>
    </style:style>
    <style:style style:name="T60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61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62" style:parent-style-name="Car.predefinitoparagrafo" style:family="text">
      <style:text-properties fo:font-size="12pt" style:font-size-asian="12pt" style:font-size-complex="12pt"/>
    </style:style>
    <style:style style:name="T63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P64" style:parent-style-name="Normale" style:family="paragraph">
      <style:paragraph-properties fo:text-align="start"/>
    </style:style>
    <style:style style:name="T65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66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67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P68" style:parent-style-name="Normale" style:family="paragraph">
      <style:paragraph-properties fo:text-align="start"/>
    </style:style>
    <style:style style:name="T69" style:parent-style-name="Car.predefinitoparagrafo" style:family="text">
      <style:text-properties fo:font-size="12pt" style:font-size-asian="12pt" style:font-size-complex="12pt"/>
    </style:style>
    <style:style style:name="T70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71" style:parent-style-name="Car.predefinitoparagrafo" style:family="text">
      <style:text-properties fo:font-size="12pt" style:font-size-asian="12pt" style:font-size-complex="12pt"/>
    </style:style>
    <style:style style:name="T72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73" style:parent-style-name="Car.predefinitoparagrafo" style:family="text">
      <style:text-properties fo:font-size="12pt" style:font-size-asian="12pt" style:font-size-complex="12pt"/>
    </style:style>
    <style:style style:name="T74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75" style:parent-style-name="Car.predefinitoparagrafo" style:family="text">
      <style:text-properties fo:font-size="12pt" style:font-size-asian="12pt" style:font-size-complex="12pt"/>
    </style:style>
    <style:style style:name="T76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77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78" style:parent-style-name="Car.predefinitoparagrafo" style:family="text">
      <style:text-properties fo:font-size="12pt" style:font-size-asian="12pt" style:font-size-complex="12pt"/>
    </style:style>
    <style:style style:name="T79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80" style:parent-style-name="Car.predefinitoparagrafo" style:family="text">
      <style:text-properties fo:font-size="12pt" style:font-size-asian="12pt" style:font-size-complex="12pt"/>
    </style:style>
    <style:style style:name="T81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82" style:parent-style-name="Car.predefinitoparagrafo" style:family="text">
      <style:text-properties fo:font-size="12pt" style:font-size-asian="12pt" style:font-size-complex="12pt"/>
    </style:style>
    <style:style style:name="T8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84" style:parent-style-name="Car.predefinitoparagrafo" style:family="text">
      <style:text-properties fo:font-size="12pt" style:font-size-asian="12pt" style:font-size-complex="12pt"/>
    </style:style>
    <style:style style:name="T85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86" style:parent-style-name="Car.predefinitoparagrafo" style:family="text">
      <style:text-properties fo:font-size="12pt" style:font-size-asian="12pt" style:font-size-complex="12pt"/>
    </style:style>
    <style:style style:name="P87" style:parent-style-name="Normale" style:family="paragraph">
      <style:paragraph-properties fo:text-align="start"/>
    </style:style>
    <style:style style:name="T88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89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90" style:parent-style-name="Car.predefinitoparagrafo" style:family="text">
      <style:text-properties fo:font-size="12pt" style:font-size-asian="12pt" style:font-size-complex="12pt"/>
    </style:style>
    <style:style style:name="T91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P92" style:parent-style-name="Normale" style:family="paragraph">
      <style:paragraph-properties fo:text-align="start"/>
    </style:style>
    <style:style style:name="T93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94" style:parent-style-name="Car.predefinitoparagrafo" style:family="text">
      <style:text-properties fo:font-size="12pt" style:font-size-asian="12pt" style:font-size-complex="12pt"/>
    </style:style>
    <style:style style:name="T95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96" style:parent-style-name="Car.predefinitoparagrafo" style:family="text">
      <style:text-properties fo:font-size="12pt" style:font-size-asian="12pt" style:font-size-complex="12pt"/>
    </style:style>
    <style:style style:name="T97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P98" style:parent-style-name="Normale" style:family="paragraph">
      <style:paragraph-properties fo:text-align="start"/>
    </style:style>
    <style:style style:name="P99" style:parent-style-name="Titolo2" style:family="paragraph">
      <style:paragraph-properties fo:text-align="start"/>
    </style:style>
    <style:style style:name="T10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01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/>
    </style:style>
    <style:style style:name="P102" style:parent-style-name="Normale" style:family="paragraph">
      <style:paragraph-properties fo:text-align="start"/>
    </style:style>
    <style:style style:name="T103" style:parent-style-name="Car.predefinitoparagrafo" style:family="text">
      <style:text-properties fo:font-size="12pt" style:font-size-asian="12pt" style:font-size-complex="12pt"/>
    </style:style>
    <style:style style:name="P104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/>
    </style:style>
    <style:style style:name="P105" style:parent-style-name="Normale" style:family="paragraph">
      <style:paragraph-properties fo:text-align="start"/>
    </style:style>
    <style:style style:name="T106" style:parent-style-name="Car.predefinitoparagrafo" style:family="text">
      <style:text-properties fo:font-size="12pt" style:font-size-asian="12pt" style:font-size-complex="12pt"/>
    </style:style>
    <style:style style:name="T107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08" style:parent-style-name="Car.predefinitoparagrafo" style:family="text">
      <style:text-properties fo:font-size="12pt" style:font-size-asian="12pt" style:font-size-complex="12pt"/>
    </style:style>
    <style:style style:name="T109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10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11" style:parent-style-name="Car.predefinitoparagrafo" style:family="text">
      <style:text-properties fo:font-size="12pt" style:font-size-asian="12pt" style:font-size-complex="12pt"/>
    </style:style>
    <style:style style:name="T112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13" style:parent-style-name="Car.predefinitoparagrafo" style:family="text">
      <style:text-properties fo:font-size="12pt" style:font-size-asian="12pt" style:font-size-complex="12pt"/>
    </style:style>
    <style:style style:name="T114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15" style:parent-style-name="Car.predefinitoparagrafo" style:family="text">
      <style:text-properties fo:font-size="12pt" style:font-size-asian="12pt" style:font-size-complex="12pt"/>
    </style:style>
    <style:style style:name="T116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17" style:parent-style-name="Car.predefinitoparagrafo" style:family="text">
      <style:text-properties fo:font-size="12pt" style:font-size-asian="12pt" style:font-size-complex="12pt"/>
    </style:style>
    <style:style style:name="T118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19" style:parent-style-name="Car.predefinitoparagrafo" style:family="text">
      <style:text-properties fo:font-size="12pt" style:font-size-asian="12pt" style:font-size-complex="12pt"/>
    </style:style>
    <style:style style:name="T120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21" style:parent-style-name="Car.predefinitoparagrafo" style:family="text">
      <style:text-properties fo:font-size="12pt" style:font-size-asian="12pt" style:font-size-complex="12pt"/>
    </style:style>
    <style:style style:name="T122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23" style:parent-style-name="Car.predefinitoparagrafo" style:family="text">
      <style:text-properties fo:font-size="12pt" style:font-size-asian="12pt" style:font-size-complex="12pt"/>
    </style:style>
    <style:style style:name="P124" style:parent-style-name="Normale" style:family="paragraph">
      <style:paragraph-properties fo:text-align="start"/>
    </style:style>
    <style:style style:name="T125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26" style:parent-style-name="Car.predefinitoparagrafo" style:family="text">
      <style:text-properties fo:font-size="12pt" style:font-size-asian="12pt" style:font-size-complex="12pt"/>
    </style:style>
    <style:style style:name="P127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/>
    </style:style>
    <style:style style:name="P128" style:parent-style-name="Titolo2" style:family="paragraph">
      <style:paragraph-properties fo:text-align="start"/>
    </style:style>
    <style:style style:name="T12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30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/>
    </style:style>
    <style:style style:name="P131" style:parent-style-name="Normale" style:family="paragraph">
      <style:paragraph-properties fo:text-align="start"/>
    </style:style>
    <style:style style:name="T132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33" style:parent-style-name="Car.predefinitoparagrafo" style:family="text">
      <style:text-properties fo:font-size="12pt" style:font-size-asian="12pt" style:font-size-complex="12pt"/>
    </style:style>
    <style:style style:name="T134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P135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/>
    </style:style>
    <style:style style:name="P136" style:parent-style-name="Normale" style:family="paragraph">
      <style:paragraph-properties fo:text-align="start"/>
    </style:style>
    <style:style style:name="T137" style:parent-style-name="Car.predefinitoparagrafo" style:family="text">
      <style:text-properties fo:font-size="12pt" style:font-size-asian="12pt" style:font-size-complex="12pt"/>
    </style:style>
    <style:style style:name="T138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39" style:parent-style-name="Car.predefinitoparagrafo" style:family="text">
      <style:text-properties fo:font-size="12pt" style:font-size-asian="12pt" style:font-size-complex="12pt"/>
    </style:style>
    <style:style style:name="P140" style:parent-style-name="Normale" style:family="paragraph">
      <style:paragraph-properties fo:text-align="start"/>
    </style:style>
    <style:style style:name="T141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42" style:parent-style-name="Car.predefinitoparagrafo" style:family="text">
      <style:text-properties fo:font-size="12pt" style:font-size-asian="12pt" style:font-size-complex="12pt"/>
    </style:style>
    <style:style style:name="T143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44" style:parent-style-name="Car.predefinitoparagrafo" style:family="text">
      <style:text-properties fo:font-size="12pt" style:font-size-asian="12pt" style:font-size-complex="12pt"/>
    </style:style>
    <style:style style:name="T145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P146" style:parent-style-name="Normale" style:family="paragraph">
      <style:paragraph-properties fo:text-align="start"/>
    </style:style>
    <style:style style:name="T147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48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49" style:parent-style-name="Car.predefinitoparagraf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50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P151" style:parent-style-name="Normale" style:family="paragraph">
      <style:paragraph-properties fo:text-align="start" fo:margin-left="0.5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52" style:parent-style-name="Normale" style:family="paragraph">
      <style:paragraph-properties fo:text-align="start"/>
      <style:text-properties fo:font-style="italic" style:font-style-asian="italic" fo:font-size="12pt" style:font-size-asian="12pt" style:font-size-complex="12pt"/>
    </style:style>
    <style:style style:name="P153" style:parent-style-name="Titolo2" style:family="paragraph">
      <style:paragraph-properties fo:text-align="start"/>
    </style:style>
    <style:style style:name="T15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5" style:parent-style-name="Normale" style:family="paragraph">
      <style:paragraph-properties fo:text-align="start"/>
    </style:style>
    <style:style style:name="T156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57" style:parent-style-name="Car.predefinitoparagrafo" style:family="text">
      <style:text-properties fo:font-size="12pt" style:font-size-asian="12pt" style:font-size-complex="12pt"/>
    </style:style>
    <style:style style:name="T158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P159" style:parent-style-name="Normale" style:family="paragraph">
      <style:paragraph-properties fo:text-align="start"/>
    </style:style>
    <style:style style:name="T160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P161" style:parent-style-name="Normale" style:family="paragraph">
      <style:paragraph-properties fo:text-align="start"/>
    </style:style>
    <style:style style:name="T162" style:parent-style-name="Car.predefinitoparagrafo" style:family="text">
      <style:text-properties fo:font-style="italic" style:font-style-asian="italic"/>
    </style:style>
    <style:style style:name="T16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4" style:parent-style-name="Car.predefinitoparagrafo" style:family="text">
      <style:text-properties fo:font-weight="bold" style:font-weight-asian="bold"/>
    </style:style>
    <style:style style:name="T165" style:parent-style-name="Car.predefinitoparagrafo" style:family="text">
      <style:text-properties fo:font-style="italic" style:font-style-asian="italic"/>
    </style:style>
    <style:style style:name="T166" style:parent-style-name="Car.predefinitoparagrafo" style:family="text">
      <style:text-properties fo:font-weight="bold" style:font-weight-asian="bold"/>
    </style:style>
    <style:style style:name="T167" style:parent-style-name="Car.predefinitoparagrafo" style:family="text">
      <style:text-properties fo:font-style="italic" style:font-style-asian="italic"/>
    </style:style>
    <style:style style:name="T16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9" style:parent-style-name="Normale" style:family="paragraph">
      <style:paragraph-properties fo:text-align="start"/>
    </style:style>
    <style:style style:name="T170" style:parent-style-name="Car.predefinitoparagrafo" style:family="text">
      <style:text-properties fo:font-style="italic" style:font-style-asian="italic"/>
    </style:style>
    <style:style style:name="T17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2" style:parent-style-name="Car.predefinitoparagrafo" style:family="text">
      <style:text-properties fo:font-weight="bold" style:font-weight-asian="bold"/>
    </style:style>
    <style:style style:name="T173" style:parent-style-name="Car.predefinitoparagrafo" style:family="text">
      <style:text-properties fo:font-style="italic" style:font-style-asian="italic"/>
    </style:style>
    <style:style style:name="T174" style:parent-style-name="Car.predefinitoparagrafo" style:family="text">
      <style:text-properties fo:font-weight="bold" style:font-weight-asian="bold"/>
    </style:style>
    <style:style style:name="T175" style:parent-style-name="Car.predefinitoparagrafo" style:family="text">
      <style:text-properties fo:font-style="italic" style:font-style-asian="italic"/>
    </style:style>
    <style:style style:name="T17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7" style:parent-style-name="Normale" style:family="paragraph">
      <style:paragraph-properties fo:text-align="start"/>
    </style:style>
    <style:style style:name="T178" style:parent-style-name="Car.predefinitoparagrafo" style:family="text">
      <style:text-properties fo:font-style="italic" style:font-style-asian="italic"/>
    </style:style>
    <style:style style:name="T17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0" style:parent-style-name="Normale" style:family="paragraph">
      <style:paragraph-properties fo:text-align="start"/>
    </style:style>
    <style:style style:name="T181" style:parent-style-name="Car.predefinitoparagrafo" style:family="text">
      <style:text-properties fo:font-style="italic" style:font-style-asian="italic"/>
    </style:style>
    <style:style style:name="T18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3" style:parent-style-name="Normale" style:family="paragraph">
      <style:paragraph-properties fo:text-align="start" fo:margin-left="0.5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184" style:parent-style-name="Normale" style:family="paragraph">
      <style:paragraph-properties fo:text-align="start"/>
      <style:text-properties fo:font-size="12pt" style:font-size-asian="12pt" style:font-size-complex="12pt"/>
    </style:style>
    <style:style style:name="P185" style:parent-style-name="Titolo2" style:family="paragraph">
      <style:paragraph-properties fo:text-align="start"/>
    </style:style>
    <style:style style:name="P186" style:parent-style-name="Normale" style:family="paragraph">
      <style:paragraph-properties fo:text-align="start"/>
    </style:style>
    <style:style style:name="T187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88" style:parent-style-name="Car.predefinitoparagrafo" style:family="text">
      <style:text-properties fo:font-size="12pt" style:font-size-asian="12pt" style:font-size-complex="12pt"/>
    </style:style>
    <style:style style:name="T189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P190" style:parent-style-name="Normale" style:family="paragraph">
      <style:paragraph-properties fo:text-align="start"/>
    </style:style>
    <style:style style:name="T191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92" style:parent-style-name="Car.predefinitoparagrafo" style:family="text">
      <style:text-properties fo:font-size="12pt" style:font-size-asian="12pt" style:font-size-complex="12pt"/>
    </style:style>
    <style:style style:name="T193" style:parent-style-name="Car.predefinitoparagrafo" style:family="text">
      <style:text-properties fo:font-weight="bold" style:font-weight-asian="bold" fo:font-size="12pt" style:font-size-asian="12pt" style:font-size-complex="12pt"/>
    </style:style>
    <style:style style:name="T194" style:parent-style-name="Car.predefinitoparagrafo" style:family="text">
      <style:text-properties fo:font-size="12pt" style:font-size-asian="12pt" style:font-size-complex="12pt"/>
    </style:style>
    <style:style style:name="T195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96" style:parent-style-name="Car.predefinitoparagrafo" style:family="text">
      <style:text-properties fo:font-size="12pt" style:font-size-asian="12pt" style:font-size-complex="12pt"/>
    </style:style>
    <style:style style:name="T197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98" style:parent-style-name="Car.predefinitoparagrafo" style:family="text">
      <style:text-properties fo:font-size="12pt" style:font-size-asian="12pt" style:font-size-complex="12pt"/>
    </style:style>
    <style:style style:name="T199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00" style:parent-style-name="Normale" style:family="paragraph">
      <style:paragraph-properties fo:text-align="start"/>
      <style:text-properties fo:font-size="12pt" style:font-size-asian="12pt" style:font-size-complex="12pt"/>
    </style:style>
    <style:style style:name="P201" style:parent-style-name="Titolo2" style:family="paragraph">
      <style:paragraph-properties fo:text-align="start"/>
    </style:style>
    <style:style style:name="P202" style:parent-style-name="Normale" style:family="paragraph">
      <style:paragraph-properties fo:text-align="start"/>
      <style:text-properties fo:font-size="12pt" style:font-size-asian="12pt" style:font-size-complex="12pt"/>
    </style:style>
    <style:style style:name="P203" style:parent-style-name="Normale" style:family="paragraph">
      <style:paragraph-properties fo:text-align="start"/>
      <style:text-properties fo:font-size="12pt" style:font-size-asian="12pt" style:font-size-complex="12pt"/>
    </style:style>
    <style:style style:name="P204" style:parent-style-name="Normale" style:family="paragraph">
      <style:paragraph-properties fo:text-align="start"/>
      <style:text-properties fo:font-style="italic" style:font-style-asian="italic" fo:font-size="12pt" style:font-size-asian="12pt" style:font-size-complex="12pt"/>
    </style:style>
    <style:style style:name="P205" style:parent-style-name="Normale" style:family="paragraph">
      <style:paragraph-properties fo:text-align="start"/>
      <style:text-properties fo:font-style="italic" style:font-style-asian="italic" fo:font-size="12pt" style:font-size-asian="12pt" style:font-size-complex="12pt"/>
    </style:style>
    <style:style style:name="P206" style:parent-style-name="Titolo2" style:family="paragraph">
      <style:paragraph-properties fo:text-align="start"/>
    </style:style>
    <style:style style:name="T20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0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0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1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1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12" style:parent-style-name="Normale" style:family="paragraph">
      <style:paragraph-properties fo:text-align="start"/>
    </style:style>
    <style:style style:name="T213" style:parent-style-name="Car.predefinitoparagrafo" style:family="text">
      <style:text-properties fo:font-weight="bold" style:font-weight-asian="bold"/>
    </style:style>
    <style:style style:name="T214" style:parent-style-name="Car.predefinitoparagrafo" style:family="text">
      <style:text-properties fo:font-size="12pt" style:font-size-asian="12pt" style:font-size-complex="12pt"/>
    </style:style>
    <style:style style:name="T215" style:parent-style-name="Car.predefinitoparagrafo" style:family="text">
      <style:text-properties fo:font-size="12pt" style:font-size-asian="12pt" style:font-size-complex="12pt"/>
    </style:style>
    <style:style style:name="T216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P217" style:parent-style-name="Normale" style:family="paragraph">
      <style:paragraph-properties fo:text-align="start"/>
    </style:style>
    <style:style style:name="T218" style:parent-style-name="Car.predefinitoparagrafo" style:family="text">
      <style:text-properties fo:font-weight="bold" style:font-weight-asian="bold"/>
    </style:style>
    <style:style style:name="P219" style:parent-style-name="Normale" style:family="paragraph">
      <style:paragraph-properties fo:text-align="start"/>
    </style:style>
    <style:style style:name="T22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21" style:parent-style-name="Car.predefinitoparagrafo" style:family="text">
      <style:text-properties fo:font-weight="bold" style:font-weight-asian="bold"/>
    </style:style>
    <style:style style:name="T22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23" style:parent-style-name="Normale" style:family="paragraph">
      <style:paragraph-properties fo:text-align="start"/>
    </style:style>
    <style:style style:name="T22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25" style:parent-style-name="Normale" style:family="paragraph">
      <style:paragraph-properties fo:text-align="start"/>
    </style:style>
    <style:style style:name="T22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27" style:parent-style-name="Car.predefinitoparagrafo" style:family="text">
      <style:text-properties fo:font-weight="bold" style:font-weight-asian="bold"/>
    </style:style>
    <style:style style:name="T22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29" style:parent-style-name="Normale" style:family="paragraph">
      <style:paragraph-properties fo:text-align="start"/>
    </style:style>
    <style:style style:name="T23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31" style:parent-style-name="Car.predefinitoparagrafo" style:family="text">
      <style:text-properties fo:font-weight="bold" style:font-weight-asian="bold"/>
    </style:style>
    <style:style style:name="T23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33" style:parent-style-name="Normale" style:family="paragraph">
      <style:paragraph-properties fo:text-align="start"/>
    </style:style>
    <style:style style:name="T23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3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3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37" style:parent-style-name="Normale" style:family="paragraph">
      <style:paragraph-properties fo:text-align="start"/>
    </style:style>
    <style:style style:name="T23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3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4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41" style:parent-style-name="Normale" style:family="paragraph">
      <style:paragraph-properties fo:text-align="start" fo:margin-left="0.5in">
        <style:tab-stops/>
      </style:paragraph-properties>
    </style:style>
    <style:style style:name="P242" style:parent-style-name="Titolo2" style:family="paragraph">
      <style:paragraph-properties fo:text-align="start"/>
    </style:style>
    <style:style style:name="T243" style:parent-style-name="Car.predefinitoparagrafo" style:family="text">
      <style:text-properties fo:font-size="26pt" style:font-size-asian="26pt" style:font-size-complex="26pt"/>
    </style:style>
    <style:style style:name="T24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4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4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4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4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49" style:parent-style-name="Normale" style:family="paragraph">
      <style:paragraph-properties fo:text-align="start"/>
      <style:text-properties fo:font-weight="bold" style:font-weight-asian="bold"/>
    </style:style>
    <style:style style:name="P250" style:parent-style-name="Normale" style:family="paragraph">
      <style:paragraph-properties fo:text-align="start"/>
    </style:style>
    <style:style style:name="T251" style:parent-style-name="Car.predefinitoparagrafo" style:family="text">
      <style:text-properties fo:font-size="12pt" style:font-size-asian="12pt" style:font-size-complex="12pt"/>
    </style:style>
    <style:style style:name="T252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P253" style:parent-style-name="Normale" style:family="paragraph">
      <style:paragraph-properties fo:text-align="start"/>
    </style:style>
    <style:style style:name="T254" style:parent-style-name="Car.predefinitoparagrafo" style:family="text">
      <style:text-properties fo:font-style="italic" style:font-style-asian="italic"/>
    </style:style>
    <style:style style:name="T25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56" style:parent-style-name="Car.predefinitoparagrafo" style:family="text">
      <style:text-properties fo:font-weight="bold" style:font-weight-asian="bold"/>
    </style:style>
    <style:style style:name="T257" style:parent-style-name="Car.predefinitoparagrafo" style:family="text">
      <style:text-properties fo:font-style="italic" style:font-style-asian="italic"/>
    </style:style>
    <style:style style:name="P258" style:parent-style-name="Normale" style:family="paragraph">
      <style:paragraph-properties fo:text-align="start"/>
    </style:style>
    <style:style style:name="T259" style:parent-style-name="Car.predefinitoparagrafo" style:family="text">
      <style:text-properties fo:font-weight="bold" style:font-weight-asian="bold"/>
    </style:style>
    <style:style style:name="P260" style:parent-style-name="Normale" style:family="paragraph">
      <style:paragraph-properties fo:text-align="start"/>
    </style:style>
    <style:style style:name="T26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62" style:parent-style-name="Car.predefinitoparagrafo" style:family="text">
      <style:text-properties fo:font-weight="bold" style:font-weight-asian="bold"/>
    </style:style>
    <style:style style:name="T26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6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65" style:parent-style-name="Car.predefinitoparagrafo" style:family="text">
      <style:text-properties fo:font-style="italic" style:font-style-asian="italic"/>
    </style:style>
    <style:style style:name="T26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67" style:parent-style-name="Car.predefinitoparagrafo" style:family="text">
      <style:text-properties fo:font-weight="bold" style:font-weight-asian="bold"/>
    </style:style>
    <style:style style:name="T268" style:parent-style-name="Car.predefinitoparagrafo" style:family="text">
      <style:text-properties fo:font-style="italic" style:font-style-asian="italic"/>
    </style:style>
    <style:style style:name="P269" style:parent-style-name="Normale" style:family="paragraph">
      <style:paragraph-properties fo:text-align="start"/>
    </style:style>
    <style:style style:name="T270" style:parent-style-name="Car.predefinitoparagrafo" style:family="text">
      <style:text-properties fo:font-weight="bold" style:font-weight-asian="bold"/>
    </style:style>
    <style:style style:name="T271" style:parent-style-name="Car.predefinitoparagrafo" style:family="text">
      <style:text-properties fo:font-style="italic" style:font-style-asian="italic"/>
    </style:style>
    <style:style style:name="T27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73" style:parent-style-name="Normale" style:family="paragraph">
      <style:paragraph-properties fo:text-align="start"/>
    </style:style>
    <style:style style:name="T274" style:parent-style-name="Car.predefinitoparagrafo" style:family="text">
      <style:text-properties fo:font-weight="bold" style:font-weight-asian="bold"/>
    </style:style>
    <style:style style:name="T275" style:parent-style-name="Car.predefinitoparagrafo" style:family="text">
      <style:text-properties fo:font-style="italic" style:font-style-asian="italic"/>
    </style:style>
    <style:style style:name="T27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77" style:parent-style-name="Normale" style:family="paragraph">
      <style:paragraph-properties fo:text-align="start"/>
    </style:style>
    <style:style style:name="T27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79" style:parent-style-name="Car.predefinitoparagrafo" style:family="text">
      <style:text-properties fo:font-weight="bold" style:font-weight-asian="bold"/>
    </style:style>
    <style:style style:name="T28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81" style:parent-style-name="Normale" style:family="paragraph">
      <style:paragraph-properties fo:text-align="start"/>
    </style:style>
    <style:style style:name="T28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83" style:parent-style-name="Car.predefinitoparagrafo" style:family="text">
      <style:text-properties fo:font-weight="bold" style:font-weight-asian="bold"/>
    </style:style>
    <style:style style:name="T28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85" style:parent-style-name="Normale" style:family="paragraph">
      <style:paragraph-properties fo:text-align="start"/>
    </style:style>
    <style:style style:name="T28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8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8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89" style:parent-style-name="Normale" style:family="paragraph">
      <style:paragraph-properties fo:text-align="start"/>
    </style:style>
    <style:style style:name="T29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9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9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93" style:parent-style-name="Titolo2" style:family="paragraph">
      <style:paragraph-properties fo:text-align="start"/>
    </style:style>
    <style:style style:name="T29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95" style:parent-style-name="Normale" style:family="paragraph">
      <style:paragraph-properties fo:text-align="start"/>
    </style:style>
    <style:style style:name="T296" style:parent-style-name="Car.predefinitoparagrafo" style:family="text">
      <style:text-properties fo:font-weight="bold" style:font-weight-asian="bold"/>
    </style:style>
    <style:style style:name="T297" style:parent-style-name="Car.predefinitoparagrafo" style:family="text">
      <style:text-properties fo:font-size="12pt" style:font-size-asian="12pt" style:font-size-complex="12pt"/>
    </style:style>
    <style:style style:name="T298" style:parent-style-name="Car.predefinitoparagrafo" style:family="text">
      <style:text-properties fo:font-size="12pt" style:font-size-asian="12pt" style:font-size-complex="12pt"/>
    </style:style>
    <style:style style:name="T299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P300" style:parent-style-name="Normale" style:family="paragraph">
      <style:paragraph-properties fo:text-align="start"/>
    </style:style>
    <style:style style:name="T301" style:parent-style-name="Car.predefinitoparagrafo" style:family="text">
      <style:text-properties fo:font-weight="bold" style:font-weight-asian="bold"/>
    </style:style>
    <style:style style:name="P302" style:parent-style-name="Normale" style:family="paragraph">
      <style:paragraph-properties fo:text-align="start"/>
    </style:style>
    <style:style style:name="T303" style:parent-style-name="Car.predefinitoparagrafo" style:family="text">
      <style:text-properties fo:font-style="italic" style:font-style-asian="italic"/>
    </style:style>
    <style:style style:name="T30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05" style:parent-style-name="Car.predefinitoparagrafo" style:family="text">
      <style:text-properties fo:font-weight="bold" style:font-weight-asian="bold"/>
    </style:style>
    <style:style style:name="T306" style:parent-style-name="Car.predefinitoparagrafo" style:family="text">
      <style:text-properties fo:font-style="italic" style:font-style-asian="italic"/>
    </style:style>
    <style:style style:name="T307" style:parent-style-name="Car.predefinitoparagrafo" style:family="text">
      <style:text-properties fo:font-weight="bold" style:font-weight-asian="bold"/>
    </style:style>
    <style:style style:name="T308" style:parent-style-name="Car.predefinitoparagrafo" style:family="text">
      <style:text-properties fo:font-style="italic" style:font-style-asian="italic"/>
    </style:style>
    <style:style style:name="T30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310" style:parent-style-name="Normale" style:family="paragraph">
      <style:paragraph-properties fo:text-align="start"/>
    </style:style>
    <style:style style:name="T311" style:parent-style-name="Car.predefinitoparagrafo" style:family="text">
      <style:text-properties fo:font-style="italic" style:font-style-asian="italic"/>
    </style:style>
    <style:style style:name="T31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13" style:parent-style-name="Car.predefinitoparagrafo" style:family="text">
      <style:text-properties fo:font-weight="bold" style:font-weight-asian="bold"/>
    </style:style>
    <style:style style:name="T314" style:parent-style-name="Car.predefinitoparagrafo" style:family="text">
      <style:text-properties fo:font-style="italic" style:font-style-asian="italic"/>
    </style:style>
    <style:style style:name="T315" style:parent-style-name="Car.predefinitoparagrafo" style:family="text">
      <style:text-properties fo:font-weight="bold" style:font-weight-asian="bold"/>
    </style:style>
    <style:style style:name="T316" style:parent-style-name="Car.predefinitoparagrafo" style:family="text">
      <style:text-properties fo:font-style="italic" style:font-style-asian="italic"/>
    </style:style>
    <style:style style:name="T31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318" style:parent-style-name="Normale" style:family="paragraph">
      <style:paragraph-properties fo:text-align="start"/>
    </style:style>
    <style:style style:name="P319" style:parent-style-name="Normale" style:family="paragraph">
      <style:paragraph-properties fo:text-align="start"/>
    </style:style>
    <style:style style:name="P320" style:parent-style-name="Titolo2" style:family="paragraph">
      <style:paragraph-properties fo:text-align="start"/>
    </style:style>
    <style:style style:name="T32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2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2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324" style:parent-style-name="Normale" style:family="paragraph">
      <style:paragraph-properties fo:text-align="start"/>
    </style:style>
    <style:style style:name="T325" style:parent-style-name="Car.predefinitoparagrafo" style:family="text">
      <style:text-properties fo:font-weight="bold" style:font-weight-asian="bold"/>
    </style:style>
    <style:style style:name="T326" style:parent-style-name="Car.predefinitoparagrafo" style:family="text">
      <style:text-properties fo:font-size="12pt" style:font-size-asian="12pt" style:font-size-complex="12pt"/>
    </style:style>
    <style:style style:name="T327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P328" style:parent-style-name="Normale" style:family="paragraph">
      <style:paragraph-properties fo:text-align="start"/>
    </style:style>
    <style:style style:name="T329" style:parent-style-name="Car.predefinitoparagrafo" style:family="text">
      <style:text-properties fo:font-weight="bold" style:font-weight-asian="bold"/>
    </style:style>
    <style:style style:name="P330" style:parent-style-name="Normale" style:family="paragraph">
      <style:paragraph-properties fo:text-align="start"/>
    </style:style>
    <style:style style:name="T33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3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3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334" style:parent-style-name="Normale" style:family="paragraph">
      <style:paragraph-properties fo:text-align="start"/>
    </style:style>
    <style:style style:name="T33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3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37" style:parent-style-name="Car.predefinitoparagrafo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h text:style-name="P1" text:outline-level="1"><text:bookmark-start text:name="_ukj6aiq05uw2"/><text:bookmark-end text:name="_ukj6aiq05uw2"/>Contratti per lo UC “Gestire compiti in cucina”</text:h>
      <text:p text:style-name="P2"/>
      <text:p text:style-name="P3"><text:span text:style-name="T4">Grassetto: relazione</text:span></text:p>
      <text:p text:style-name="P5">Corsivo: istanza</text:p>
      <text:p text:style-name="P6"><text:span text:style-name="T7">Sottolineato:</text:span><text:s/><text:span text:style-name="T8">Parametro</text:span></text:p>
      <text:p text:style-name="P9"/>
      <text:p text:style-name="Normale">NdR:<text:s/><text:span text:style-name="T10">Attenzione: gli errori che può dare un’operazione non sono pre-condizioni. Se una pre-condizione è falsa l’operazione non può avvenire. Nel nostro caso l’operazione avviene ma può dare errore. Se avessimo delle post-condizioni potremmo dire che in alcuni c</text:span><text:span text:style-name="T11">asi quelle post-condizioni non si verificano, ma in questo caso non ci sono nemmeno post-condizioni.</text:span></text:p>
      <text:p text:style-name="P12"/>
      <text:p text:style-name="P13"/>
      <text:p text:style-name="P14"><text:span text:style-name="T15">Pre-condizione generale:</text:span><text:span text:style-name="T16"><text:s/>l’attore è identificato con un’istanza<text:s/></text:span><text:span text:style-name="T17">ch</text:span><text:span text:style-name="T18"><text:s/>di Chef</text:span></text:p>
      <text:h text:style-name="P19" text:outline-level="2"><text:bookmark-start text:name="_vepbl0uvie9a"/><text:bookmark-end text:name="_vepbl0uvie9a"/><text:span text:style-name="T20">1</text:span>. Crea Foglio Riepilogativo(<text:span text:style-name="T21">servizio</text:span>: Servizio)</text:h>
      <text:p text:style-name="P22">Pre-condizioni:</text:p>
      <text:p text:style-name="P23">Post-condizioni:<text:s/></text:p>
      <text:list text:style-name="LFO1" text:continue-numbering="true">
        <text:list-item>
          <text:p text:style-name="P24"><text:span text:style-name="T25">È stata creata un'istanza<text:s/></text:span><text:span text:style-name="T26">f<text:s/></text:span><text:span text:style-name="T27">di FoglioRiepilogativo</text:span></text:p>
        </text:list-item>
        <text:list-item>
          <text:p text:style-name="P28"><text:span text:style-name="T29">f <text:s/></text:span><text:span text:style-name="T30"><text:s/></text:span><text:span text:style-name="T31">fa riferimento</text:span><text:span text:style-name="T32"><text:s/>a<text:s/></text:span><text:span text:style-name="T33">servizio</text:span></text:p>
        </text:list-item>
        <text:list-item>
          <text:p text:style-name="P34"><text:span text:style-name="T35">Per ogni Sezione<text:s/></text:span><text:span text:style-name="T36">s</text:span><text:span text:style-name="T37"><text:s/></text:span><text:span text:style-name="T38">contenuta nel<text:s/></text:span><text:span text:style-name="T39"><text:s/>Menù<text:s/></text:span><text:span text:style-name="T40">m<text:s/></text:span><text:span text:style-name="T41">che è<text:s/></text:span><text:span text:style-name="T42">in uso in<text:s/></text:span><text:span text:style-name="T43">servizio</text:span></text:p>
          <text:list text:continue-numbering="true">
            <text:list-item>
              <text:p text:style-name="P44"><text:span text:style-name="T45">Per ogni Voce<text:s/></text:span><text:span text:style-name="T46">v<text:s/></text:span><text:span text:style-name="T47">che<text:s/></text:span><text:span text:style-name="T48">fa riferimento alla<text:s/></text:span><text:span text:style-name="T49">Procedura<text:s/></text:span><text:span text:style-name="T50">p</text:span><text:span text:style-name="T51"><text:s/>e<text:s/></text:span><text:span text:style-name="T52">v<text:s/></text:span><text:span text:style-name="T53">appartiene a<text:s/></text:span><text:span text:style-name="T54">s</text:span><text:span text:style-name="T55"><text:s/>è stata creata un’istanza<text:s/></text:span><text:span text:style-name="T56">c</text:span><text:span text:style-name="T57"><text:s/>di Co</text:span><text:span text:style-name="T58">mpito tale che:</text:span></text:p>
              <text:list text:continue-numbering="true">
                <text:list-item>
                  <text:p text:style-name="P59"><text:span text:style-name="T60">c<text:s/></text:span><text:span text:style-name="T61">consiste in</text:span><text:span text:style-name="T62"><text:s/></text:span><text:span text:style-name="T63">p</text:span></text:p>
                </text:list-item>
                <text:list-item>
                  <text:p text:style-name="P64"><text:span text:style-name="T65">f<text:s/></text:span><text:span text:style-name="T66">contiene</text:span><text:span text:style-name="T67"><text:s/>c</text:span></text:p>
                </text:list-item>
              </text:list>
            </text:list-item>
          </text:list>
        </text:list-item>
        <text:list-item>
          <text:p text:style-name="P68"><text:span text:style-name="T69">Per ogni Voce<text:s/></text:span><text:span text:style-name="T70">v<text:s/></text:span><text:span text:style-name="T71">che<text:s/></text:span><text:span text:style-name="T72">fa riferimento alla</text:span><text:span text:style-name="T73"><text:s/>Procedura<text:s/></text:span><text:span text:style-name="T74">p</text:span><text:span text:style-name="T75"><text:s/>e <text:s/>Voce<text:s/></text:span><text:span text:style-name="T76">v<text:s/></text:span><text:span text:style-name="T77">appartiene al</text:span><text:span text:style-name="T78"><text:s/>Menu<text:s/></text:span><text:span text:style-name="T79">m</text:span><text:span text:style-name="T80"><text:s/>e che è<text:s/></text:span><text:span text:style-name="T81">in uso in</text:span><text:span text:style-name="T82"><text:s/></text:span><text:span text:style-name="T83">servizio</text:span><text:span text:style-name="T84"><text:s/>è stata creata un'istanza<text:s/></text:span><text:span text:style-name="T85">c</text:span><text:span text:style-name="T86"><text:s/>di Compito tale che:</text:span></text:p>
          <text:list text:continue-numbering="true">
            <text:list-item>
              <text:p text:style-name="P87"><text:span text:style-name="T88">c<text:s/></text:span><text:span text:style-name="T89">consiste in</text:span><text:span text:style-name="T90"><text:s/></text:span><text:span text:style-name="T91">p</text:span></text:p>
            </text:list-item>
            <text:list-item>
              <text:p text:style-name="P92"><text:span text:style-name="T93">f</text:span><text:span text:style-name="T94"><text:s/></text:span><text:span text:style-name="T95">contiene</text:span><text:span text:style-name="T96"><text:s/></text:span><text:span text:style-name="T97">c<text:s/></text:span></text:p>
            </text:list-item>
          </text:list>
        </text:list-item>
      </text:list>
      <text:p text:style-name="P98"/>
      <text:h text:style-name="P99" text:outline-level="2"><text:bookmark-start text:name="_i0fw2275jcwe"/><text:bookmark-end text:name="_i0fw2275jcwe"/>1a.1 consulta Foglio(<text:span text:style-name="T100">foglio</text:span>: FoglioRiepilogativo)</text:h>
      <text:p text:style-name="P101">Pre-condizioni:--</text:p>
      <text:p text:style-name="P102"><text:span text:style-name="T103">Nemmeno pre-condizioni, potrebbe essere fatta in qualsiasi momento.</text:span></text:p>
      <text:p text:style-name="P104">Post-condizioni:<text:s/></text:p>
      <text:p text:style-name="P105"><text:span text:style-name="T106">- se</text:span><text:span text:style-name="T107"><text:s/>ch</text:span><text:span text:style-name="T108"><text:s/></text:span><text:span text:style-name="T109"><text:s/>è proprietario di</text:span><text:span text:style-name="T110"><text:s/>menu</text:span><text:span text:style-name="T111"><text:s/>e</text:span><text:span text:style-name="T112"><text:s/>menu</text:span><text:span text:style-name="T113"><text:s/>è</text:span><text:span text:style-name="T114"><text:s/>in uso in</text:span><text:span text:style-name="T115"><text:s/></text:span><text:span text:style-name="T116">servizio</text:span><text:span text:style-name="T117"><text:s/>e</text:span><text:span text:style-name="T118"><text:s/>f</text:span><text:span text:style-name="T119"><text:s text:c="2"/></text:span><text:span text:style-name="T120">è assegnato a</text:span><text:span text:style-name="T121"><text:s/></text:span><text:span text:style-name="T122">servizio</text:span><text:span text:style-name="T123">:</text:span></text:p>
      <text:p text:style-name="P124"><text:span text:style-name="T125"><text:tab/>-</text:span><text:span text:style-name="T126">Interrogazione al sistema</text:span></text:p>
      <text:p text:style-name="P127"><text:tab/></text:p>
      <text:h text:style-name="P128" text:outline-level="2"><text:bookmark-start text:name="_3biaa4d80udc"/><text:bookmark-end text:name="_3biaa4d80udc"/>2. Aggiungi Compito(<text:span text:style-name="T129">procedura</text:span>: Procedura)</text:h>
      <text:p text:style-name="P130">Pre-condizioni:</text:p>
      <text:list text:style-name="LFO9" text:continue-numbering="true">
        <text:list-item>
          <text:p text:style-name="P131"><text:span text:style-name="T132"><text:s/></text:span><text:span text:style-name="T133">è in corso la definizione di un Foglio Riepilogativo<text:s/></text:span><text:span text:style-name="T134">f<text:s/></text:span></text:p>
        </text:list-item>
      </text:list>
      <text:soft-page-break/>
      <text:p text:style-name="P135">Post-condizioni:<text:s/></text:p>
      <text:list text:style-name="LFO8" text:continue-numbering="true">
        <text:list-item>
          <text:p text:style-name="P136"><text:span text:style-name="T137">E’ stata creata una istanza<text:s/></text:span><text:span text:style-name="T138">c</text:span><text:span text:style-name="T139"><text:s/>di Compito</text:span></text:p>
        </text:list-item>
        <text:list-item>
          <text:p text:style-name="P140"><text:span text:style-name="T141">c</text:span><text:span text:style-name="T142"><text:s/></text:span><text:span text:style-name="T143">consiste in</text:span><text:span text:style-name="T144"><text:s/></text:span><text:span text:style-name="T145">p</text:span></text:p>
        </text:list-item>
        <text:list-item>
          <text:p text:style-name="P146"><text:span text:style-name="T147">f<text:s/></text:span><text:span text:style-name="T148">contiene</text:span><text:span text:style-name="T149"><text:s/></text:span><text:span text:style-name="T150">c</text:span></text:p>
        </text:list-item>
      </text:list>
      <text:p text:style-name="P151"/>
      <text:p text:style-name="P152"/>
      <text:h text:style-name="P153" text:outline-level="2"><text:bookmark-start text:name="_cu8tg2p7r833"/><text:bookmark-end text:name="_cu8tg2p7r833"/>2a.1 elimina Compito(<text:span text:style-name="T154">compito</text:span>: Compito)</text:h>
      <text:p text:style-name="P155"><text:span text:style-name="T156">Pre-condizioni:</text:span><text:span text:style-name="T157"><text:s/>è in corso la definizione di un Foglio Riepilogativo<text:s/></text:span><text:span text:style-name="T158">f</text:span></text:p>
      <text:p text:style-name="P159"><text:span text:style-name="T160">Post-condizioni:<text:s/></text:span></text:p>
      <text:list text:style-name="LFO4" text:continue-numbering="true">
        <text:list-item>
          <text:p text:style-name="P161">Se esiste un Cuoco<text:s/><text:span text:style-name="T162">c</text:span><text:s/>tale che<text:s/><text:span text:style-name="T163">compito</text:span><text:s/>è<text:s/><text:span text:style-name="T164">eseguito da</text:span><text:s/><text:span text:style-name="T165">c</text:span>, l’associazione<text:s/><text:span text:style-name="T166">eseguito da</text:span><text:s/>tra<text:s/><text:span text:style-name="T167">c</text:span><text:s/>e<text:s/><text:span text:style-name="T168">compito</text:span><text:s/>è eliminata</text:p>
        </text:list-item>
        <text:list-item>
          <text:p text:style-name="P169">Se esiste un Turno<text:s/><text:span text:style-name="T170">t</text:span><text:s/>tale che<text:s/><text:span text:style-name="T171">compito</text:span><text:s/>è<text:s/><text:span text:style-name="T172">svolto in</text:span><text:s/><text:span text:style-name="T173">t</text:span>, l’associazione<text:s/><text:span text:style-name="T174">svolto in</text:span><text:s/>tra<text:s/><text:span text:style-name="T175">t</text:span><text:s/>e<text:s/><text:span text:style-name="T176">compito</text:span><text:s/>è eliminata</text:p>
        </text:list-item>
        <text:list-item>
          <text:p text:style-name="P177">Se è specificato un tempo<text:s/><text:span text:style-name="T178">t</text:span>, elimina<text:s/><text:span text:style-name="T179">compito</text:span>.t</text:p>
        </text:list-item>
        <text:list-item>
          <text:p text:style-name="P180">Se è specificato un numero di porzioni<text:s/><text:span text:style-name="T181">p</text:span>, elimina<text:s/><text:span text:style-name="T182">compito</text:span>.p</text:p>
        </text:list-item>
      </text:list>
      <text:p text:style-name="P183"/>
      <text:p text:style-name="P184"/>
      <text:h text:style-name="P185" text:outline-level="2"><text:bookmark-start text:name="_m61kg47tcwk"/><text:bookmark-end text:name="_m61kg47tcwk"/>3.ordina Elenco Compiti(ordinamento)</text:h>
      <text:p text:style-name="P186"><text:span text:style-name="T187">Pre-condizioni:<text:s/></text:span><text:span text:style-name="T188">è in corso la definizione di un Foglio Riepilogativo<text:s/></text:span><text:span text:style-name="T189">f</text:span></text:p>
      <text:p text:style-name="P190"><text:span text:style-name="T191">Post-condizioni:<text:s/></text:span><text:span text:style-name="T192">l’associazione<text:s/></text:span><text:span text:style-name="T193">contiene<text:s/></text:span><text:span text:style-name="T194">fra</text:span><text:span text:style-name="T195"><text:s/>f<text:s/></text:span><text:span text:style-name="T196">e</text:span><text:span text:style-name="T197"><text:s/>c <text:s/></text:span><text:span text:style-name="T198">è modificata in accordo con<text:s/></text:span><text:span text:style-name="T199">ordinamento</text:span></text:p>
      <text:p text:style-name="P200"/>
      <text:h text:style-name="P201" text:outline-level="2"><text:bookmark-start text:name="_38ancff3nneb"/><text:bookmark-end text:name="_38ancff3nneb"/>4. consultaTabellone()</text:h>
      <text:p text:style-name="P202">Interrogazione al sistema: non ha post-condizioni.</text:p>
      <text:p text:style-name="P203">Nemmeno pre-condizioni, potrebbe essere fatta in qualsiasi momento.</text:p>
      <text:p text:style-name="P204"/>
      <text:p text:style-name="P205"/>
      <text:h text:style-name="P206" text:outline-level="2"><text:bookmark-start text:name="_xs1qj1izeoos"/><text:bookmark-end text:name="_xs1qj1izeoos"/>5. assegna Compito(<text:span text:style-name="T207">compito</text:span>: Compito,<text:s/><text:span text:style-name="T208">turno</text:span>: Turno,<text:s/><text:span text:style-name="T209">cuoco?</text:span>: Cuoco,<text:s/><text:span text:style-name="T210">tempo?</text:span>: numero,<text:s/><text:span text:style-name="T211">porzioni?</text:span>: numero)</text:h>
      <text:p text:style-name="P212"><text:span text:style-name="T213">Pre-condizioni:<text:s/></text:span><text:span text:style-name="T214">è in corso la definizione di un Foglio Riepilogati</text:span><text:span text:style-name="T215">vo<text:s/></text:span><text:span text:style-name="T216">f</text:span></text:p>
      <text:p text:style-name="P217"><text:span text:style-name="T218">Post-condizioni:</text:span><text:s/></text:p>
      <text:list text:style-name="LFO2" text:continue-numbering="true">
        <text:list-item>
          <text:p text:style-name="P219"><text:span text:style-name="T220">compito</text:span><text:s/>è<text:s/><text:span text:style-name="T221">svolto in</text:span><text:s/><text:span text:style-name="T222">turno</text:span></text:p>
        </text:list-item>
      </text:list>
      <text:list text:style-name="LFO7" text:continue-numbering="true">
        <text:list-item>
          <text:p text:style-name="P223">[Se<text:s/><text:span text:style-name="T224">cuoco</text:span><text:s/>è definito]<text:s/></text:p>
          <text:list text:continue-numbering="true">
            <text:list-item>
              <text:p text:style-name="P225">Se<text:s/><text:span text:style-name="T226">cuoco</text:span><text:s/><text:span text:style-name="T227">lavora in</text:span><text:s/><text:span text:style-name="T228">turno</text:span>:<text:s/></text:p>
              <text:list text:continue-numbering="true">
                <text:list-item>
                  <text:p text:style-name="P229"><text:span text:style-name="T230">compito</text:span><text:s/>è<text:s/><text:span text:style-name="T231">eseguito da</text:span><text:s/><text:span text:style-name="T232">cuoco</text:span></text:p>
                </text:list-item>
              </text:list>
            </text:list-item>
          </text:list>
        </text:list-item>
        <text:list-item>
          <text:p text:style-name="P233">[Se<text:s/><text:span text:style-name="T234">tempo</text:span><text:s/>è definito]<text:s/><text:span text:style-name="T235">compito.</text:span>tempo =<text:s/><text:span text:style-name="T236">tempo</text:span></text:p>
        </text:list-item>
        <text:list-item>
          <text:p text:style-name="P237">[Se<text:s/><text:span text:style-name="T238">porzioni</text:span><text:s/>è definito]<text:s/><text:span text:style-name="T239">compito</text:span>.porzioni =<text:s/><text:span text:style-name="T240">porzioni</text:span></text:p>
        </text:list-item>
      </text:list>
      <text:p text:style-name="P241"/>
      <text:h text:style-name="P242" text:outline-level="2"><text:bookmark-start text:name="_kidsvqjiwrd9"/><text:bookmark-end text:name="_kidsvqjiwrd9"/><text:soft-page-break/><text:span text:style-name="T243">5a.1</text:span><text:s/>modifica Assegnamento(<text:span text:style-name="T244">compito</text:span>: Compito,<text:s/><text:span text:style-name="T245">nuovoCuoco</text:span>: Cuoco,<text:s/><text:span text:style-name="T246">nuovoTurno</text:span>: Turno,<text:s/><text:span text:style-name="T247">tempo?</text:span>: numero,<text:s/><text:span text:style-name="T248">porzioni?</text:span>: numero)</text:h>
      <text:p text:style-name="Normale"/>
      <text:p text:style-name="P249">Pre-condizioni:<text:s/></text:p>
      <text:list text:style-name="LFO5" text:continue-numbering="true">
        <text:list-item>
          <text:p text:style-name="P250"><text:span text:style-name="T251">è in corso la definizione di un Foglio Riepilogativo<text:s/></text:span><text:span text:style-name="T252">f</text:span></text:p>
        </text:list-item>
        <text:list-item>
          <text:p text:style-name="P253">esiste un Turno<text:s/><text:span text:style-name="T254">t</text:span><text:s/>tale che<text:s/><text:span text:style-name="T255">compito</text:span><text:s/>è<text:s/><text:span text:style-name="T256">svolto in</text:span><text:s/><text:span text:style-name="T257">t</text:span></text:p>
        </text:list-item>
      </text:list>
      <text:p text:style-name="P258"><text:span text:style-name="T259">Post-condizioni:</text:span></text:p>
      <text:list text:style-name="LFO6" text:continue-numbering="true">
        <text:list-item>
          <text:p text:style-name="P260">Se<text:s/><text:span text:style-name="T261">nuovoCuoco</text:span><text:s/><text:span text:style-name="T262">lavora in</text:span><text:s/><text:span text:style-name="T263">nuovoTurno</text:span>,<text:s/><text:span text:style-name="T264">nuovoTurno</text:span><text:s/>non è nel passato ed <text:s/>esiste un Cuoco<text:s/><text:span text:style-name="T265">c</text:span><text:s/>tale che<text:s/><text:span text:style-name="T266">compito</text:span><text:s/>è<text:s/><text:span text:style-name="T267">eseguito da</text:span><text:s/><text:span text:style-name="T268">c</text:span>:</text:p>
          <text:list text:continue-numbering="true">
            <text:list-item>
              <text:p text:style-name="P269">L’associazione<text:s/><text:span text:style-name="T270">svolto in</text:span><text:s/>tra<text:s/><text:span text:style-name="T271">t</text:span><text:s/>e<text:s/><text:span text:style-name="T272">compito</text:span><text:s/>è eliminata</text:p>
            </text:list-item>
            <text:list-item>
              <text:p text:style-name="P273">l’associazione<text:s/><text:span text:style-name="T274">eseguito da</text:span><text:s/>tra<text:s/><text:span text:style-name="T275">c</text:span><text:s/>e<text:s/><text:span text:style-name="T276">compito</text:span><text:s/>è eliminata</text:p>
            </text:list-item>
          </text:list>
        </text:list-item>
      </text:list>
      <text:list text:style-name="LFO10" text:continue-numbering="true">
        <text:list-item>
          <text:p text:style-name="P277"><text:span text:style-name="T278">compito</text:span><text:s/>è<text:s/><text:span text:style-name="T279">eseguito da</text:span><text:s/><text:span text:style-name="T280">nuovoCuoco</text:span></text:p>
        </text:list-item>
        <text:list-item>
          <text:p text:style-name="P281"><text:span text:style-name="T282">compito</text:span><text:s/>è<text:s/><text:span text:style-name="T283">svolto in</text:span><text:s/><text:span text:style-name="T284">nuovoTurno</text:span></text:p>
        </text:list-item>
        <text:list-item>
          <text:p text:style-name="P285">[Se<text:s/><text:span text:style-name="T286">tempo</text:span><text:s/>è definito]<text:s/><text:span text:style-name="T287">compito.</text:span>tempo =<text:s/><text:span text:style-name="T288">tempo</text:span></text:p>
        </text:list-item>
        <text:list-item>
          <text:p text:style-name="P289">[Se<text:s/><text:span text:style-name="T290">porzioni</text:span><text:s/>è definito]<text:s/><text:span text:style-name="T291">compito</text:span>.porzioni =<text:s/><text:span text:style-name="T292">porzioni</text:span></text:p>
        </text:list-item>
      </text:list>
      <text:h text:style-name="P293" text:outline-level="2"><text:bookmark-start text:name="_tucehhpvagua"/><text:bookmark-end text:name="_tucehhpvagua"/>5b.1 elimina Assegnamento(<text:span text:style-name="T294">compito</text:span>: Compito )</text:h>
      <text:p text:style-name="P295"><text:span text:style-name="T296">Pre-condizioni:</text:span><text:s/><text:span text:style-name="T297">è in corso la definiz</text:span><text:span text:style-name="T298">ione di un Foglio Riepilogativo<text:s/></text:span><text:span text:style-name="T299">f</text:span></text:p>
      <text:p text:style-name="P300"><text:span text:style-name="T301">Post-condizioni:</text:span><text:s/></text:p>
      <text:list text:style-name="LFO4" text:continue-numbering="true">
        <text:list-item>
          <text:p text:style-name="P302">Se esiste un Cuoco<text:s/><text:span text:style-name="T303">c</text:span><text:s/>tale che<text:s/><text:span text:style-name="T304">compito</text:span><text:s/>è<text:s/><text:span text:style-name="T305">eseguito da</text:span><text:s/><text:span text:style-name="T306">c</text:span>, l’associazione<text:s/><text:span text:style-name="T307">eseguito da</text:span><text:s/>tra<text:s/><text:span text:style-name="T308">c</text:span><text:s/>e<text:s/><text:span text:style-name="T309">compito</text:span><text:s/>è eliminata</text:p>
        </text:list-item>
        <text:list-item>
          <text:p text:style-name="P310">Se esiste un Turno<text:s/><text:span text:style-name="T311">t</text:span><text:s/>tale che<text:s/><text:span text:style-name="T312">compito</text:span><text:s/>è<text:s/><text:span text:style-name="T313">svolto in</text:span><text:s/><text:span text:style-name="T314">t</text:span>, l’associazione<text:s/><text:span text:style-name="T315">svolto in</text:span><text:s/>tra<text:s/><text:span text:style-name="T316">t</text:span><text:s/>e<text:s/><text:span text:style-name="T317">compito</text:span><text:s/>è eliminata</text:p>
        </text:list-item>
      </text:list>
      <text:p text:style-name="P318"/>
      <text:p text:style-name="P319"/>
      <text:h text:style-name="P320" text:outline-level="2"><text:bookmark-start text:name="_94wz91k5rrso"/><text:bookmark-end text:name="_94wz91k5rrso"/>5c.1 aggiungi Specifica (<text:span text:style-name="T321">compito</text:span>: Compito,<text:s/><text:span text:style-name="T322">tempo?</text:span>: numero,<text:s/><text:span text:style-name="T323">porzioni?</text:span>: numero)</text:h>
      <text:p text:style-name="P324"><text:span text:style-name="T325">Pre-condizioni:</text:span><text:s/><text:span text:style-name="T326">è in corso la definizione di un Foglio Riepilogativo<text:s/></text:span><text:span text:style-name="T327">f</text:span></text:p>
      <text:p text:style-name="P328"><text:span text:style-name="T329">Post-condizioni:</text:span></text:p>
      <text:list text:style-name="LFO3" text:continue-numbering="true">
        <text:list-item>
          <text:p text:style-name="P330">[Se<text:s/><text:span text:style-name="T331">tempo</text:span><text:s/>è definito]<text:s/><text:span text:style-name="T332">compito.</text:span>tempo =<text:s/><text:span text:style-name="T333">tempo</text:span></text:p>
        </text:list-item>
        <text:list-item>
          <text:p text:style-name="P334">[Se<text:s/><text:span text:style-name="T335">porzioni</text:span><text:s/>è definito]<text:s/><text:span text:style-name="T336">compito</text:span>.porzioni =<text:s/><text:span text:style-name="T337">porzioni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line-height="115%" fo:background-color="transparent" style:tab-stop-distance="0.5in"/>
      <style:text-properties style:font-name="Georgia" style:font-name-asian="Georgia" style:font-name-complex="Georgi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25in" fo:margin-bottom="0.0833in"/>
      <style:text-properties fo:font-weight="bold" style:font-weight-asian="bold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2222in" fo:margin-bottom="0.0555in"/>
      <style:text-properties fo:font-weight="bold" style:font-weight-asian="bold" fo:color="#434343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" style:display-name="Titolo" style:family="paragraph" style:parent-style-name="Normale" style:next-style-name="Normale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ttotitolo" style:display-name="Sottotitolo" style:family="paragraph" style:parent-style-name="Normale" style:next-style-name="Normale">
      <style:paragraph-properties fo:keep-with-next="always" fo:keep-together="always" fo:margin-bottom="0.2222in"/>
      <style:text-properties style:font-name="Arial" style:font-name-asian="Arial" style:font-name-complex="Arial"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10LVL2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10LVL3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10LVL4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10LVL5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10LVL6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10LVL7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10LVL8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10LVL9" text:bullet-char="-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0.7868in" fo:margin-left="0.5902in" fo:margin-bottom="0.7868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iuseppe Catalano</meta:initial-creator>
    <dc:creator>Giuseppe Catalano</dc:creator>
    <meta:creation-date>2021-06-12T07:41:00Z</meta:creation-date>
    <dc:date>2021-06-12T07:41:00Z</dc:date>
    <meta:template xlink:href="Normal.dotm" xlink:type="simple"/>
    <meta:editing-cycles>2</meta:editing-cycles>
    <meta:editing-duration>PT60S</meta:editing-duration>
    <meta:document-statistic meta:page-count="3" meta:paragraph-count="8" meta:word-count="604" meta:character-count="4042" meta:row-count="28" meta:non-whitespace-character-count="3446"/>
  </office:meta>
</office:document-meta>
</file>